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3" style:family="graphic" style:parent-style-name="standard">
      <style:graphic-properties draw:fill="solid" draw:fill-color="#808080" draw:textarea-horizontal-align="center" draw:textarea-vertical-align="middle"/>
    </style:style>
    <style:style style:name="gr4" style:family="graphic" style:parent-style-name="standard">
      <style:graphic-properties draw:fill="solid" draw:fill-color="#b3b3b3" draw:textarea-horizontal-align="center" draw:textarea-vertical-align="middle" draw:shadow="visi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853cm" svg:height="0.963cm" svg:x="0.148cm" svg:y="-0.162cm">
          <draw:text-box>
            <text:p text:style-name="P1">2</text:p>
          </draw:text-box>
        </draw:frame>
        <draw:rect draw:style-name="gr2" draw:text-style-name="P2" draw:layer="layout" svg:width="4cm" svg:height="1cm" draw:transform="rotate (1.5707963267946) translate (0.1cm 4.8cm)">
          <text:p text:style-name="P2">OID</text:p>
        </draw:rect>
        <draw:rect draw:style-name="gr2" draw:text-style-name="P2" draw:layer="layout" svg:width="4cm" svg:height="1cm" draw:transform="rotate (1.5707963267946) translate (1.1cm 4.8cm)">
          <text:p text:style-name="P2">X</text:p>
        </draw:rect>
        <draw:rect draw:style-name="gr3" draw:text-style-name="P3" draw:layer="layout" svg:width="0.5cm" svg:height="1cm" draw:transform="rotate (1.5707963267946) translate (1.1cm 4.8cm)">
          <text:p text:style-name="P1"/>
        </draw:rect>
        <draw:rect draw:style-name="gr2" draw:text-style-name="P2" draw:layer="layout" svg:width="4cm" svg:height="1cm" draw:transform="rotate (1.5707963267946) translate (2.1cm 4.804cm)">
          <text:p text:style-name="P2">Y</text:p>
        </draw:rect>
        <draw:frame draw:style-name="gr1" draw:layer="layout" svg:width="0.853cm" svg:height="0.963cm" svg:x="1.149cm" svg:y="-0.161cm">
          <draw:text-box>
            <text:p text:style-name="P1">2</text:p>
          </draw:text-box>
        </draw:frame>
        <draw:frame draw:style-name="gr1" draw:layer="layout" svg:width="0.853cm" svg:height="0.963cm" svg:x="2.15cm" svg:y="-0.16cm">
          <draw:text-box>
            <text:p text:style-name="P1">2</text:p>
          </draw:text-box>
        </draw:frame>
        <draw:rect draw:style-name="gr4" draw:text-style-name="P2" draw:layer="layout" svg:width="4cm" svg:height="3.5cm" draw:transform="rotate (1.5707963267946) translate (3.1cm 4.804cm)">
          <text:p text:style-name="P2">Label</text:p>
        </draw:rect>
        <draw:frame draw:style-name="gr1" draw:layer="layout" svg:width="0.853cm" svg:height="0.963cm" svg:x="4.451cm" svg:y="-0.159cm">
          <draw:text-box>
            <text:p text:style-name="P1"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5.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creator>Pawel Gburzynski</dc:creator>
    <dc:date>2008-06-08T16:01:53</dc:date>
    <meta:editing-cycles>10</meta:editing-cycles>
    <meta:editing-duration>PT34M2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